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Epilogue" svg:font-family="Epilogue, sans-serif"/>
    <style:font-face style:name="Inter" svg:font-family="Inter"/>
    <style:font-face style:name="Inter1" svg:font-family="Inter, sans-serif"/>
    <style:font-face style:name="JetBrains Mono" svg:font-family="'JetBrains Mono',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fo:color="#000000"/>
    </style:style>
    <style:style style:name="P2" style:family="paragraph" style:parent-style-name="Heading">
      <style:text-properties fo:color="#000000" fo:font-weight="normal" style:font-weight-asian="normal" style:font-weight-complex="normal"/>
    </style:style>
    <style:style style:name="P3" style:family="paragraph" style:parent-style-name="Heading">
      <style:paragraph-properties fo:text-align="center" style:justify-single-word="false"/>
    </style:style>
    <style:style style:name="P4" style:family="paragraph" style:parent-style-name="Heading">
      <style:text-properties fo:font-weight="bold" style:font-weight-asian="bold" style:font-weight-complex="bold"/>
    </style:style>
    <style:style style:name="P5" style:family="paragraph" style:parent-style-name="Preformatted_20_Text">
      <style:text-properties fo:font-variant="normal" fo:text-transform="none" fo:color="#212529" style:font-name="inherit" fo:font-size="12.75pt" fo:letter-spacing="normal" fo:font-style="normal" fo:font-weight="normal" officeooo:paragraph-rsid="00253b55" fo:background-color="#ffff00"/>
    </style:style>
    <style:style style:name="P6" style:family="paragraph" style:parent-style-name="Preformatted_20_Text">
      <style:text-properties fo:font-variant="normal" fo:text-transform="none" fo:color="#000000" style:font-name="Liberation Serif" fo:font-size="12.75pt" fo:letter-spacing="normal" fo:font-style="normal" fo:font-weight="normal" officeooo:paragraph-rsid="00253b55" fo:background-color="#d4ea6b" style:font-weight-asian="normal" style:font-weight-complex="normal"/>
    </style:style>
    <style:style style:name="P7" style:family="paragraph" style:parent-style-name="Preformatted_20_Text">
      <style:text-properties fo:font-variant="normal" fo:text-transform="none" fo:color="#000000" style:font-name="Liberation Serif" fo:font-size="12.75pt" fo:letter-spacing="normal" fo:font-style="normal" fo:font-weight="normal" officeooo:paragraph-rsid="00253b55" fo:background-color="#ff860d" style:font-weight-asian="normal" style:font-weight-complex="normal"/>
    </style:style>
    <style:style style:name="P8" style:family="paragraph" style:parent-style-name="Preformatted_20_Text">
      <style:text-properties fo:font-variant="normal" fo:text-transform="none" fo:color="#000000" style:font-name="Liberation Serif" fo:font-size="12.75pt" fo:letter-spacing="normal" fo:font-style="normal" fo:font-weight="normal" officeooo:paragraph-rsid="00253b55" fo:background-color="#ff8000" style:font-weight-asian="normal" style:font-weight-complex="normal"/>
    </style:style>
    <style:style style:name="P9" style:family="paragraph" style:parent-style-name="Preformatted_20_Text">
      <style:text-properties style:font-name="Liberation Serif" officeooo:paragraph-rsid="002f202c" fo:background-color="transparent"/>
    </style:style>
    <style:style style:name="P10" style:family="paragraph" style:parent-style-name="Preformatted_20_Text">
      <style:text-properties officeooo:rsid="002fba2c" officeooo:paragraph-rsid="002fba2c" fo:background-color="transparent"/>
    </style:style>
    <style:style style:name="P11" style:family="paragraph" style:parent-style-name="Preformatted_20_Text">
      <style:text-properties officeooo:paragraph-rsid="0033c810"/>
    </style:style>
    <style:style style:name="P1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use-window-font-color="true" style:font-name="Inter" fo:font-size="12.75pt" fo:letter-spacing="normal" fo:font-style="normal" fo:font-weight="normal" fo:background-color="transparent"/>
    </style:style>
    <style:style style:name="P13" style:family="paragraph" style:parent-style-name="Text_20_body">
      <style:paragraph-properties fo:margin-left="0cm" fo:margin-right="0cm" fo:margin-top="0cm" fo:margin-bottom="0cm" loext:contextual-spacing="false" fo:line-height="160%" fo:text-indent="0cm" style:auto-text-indent="false" fo:padding="0cm" fo:border="none"/>
      <style:text-properties fo:color="#444444" style:text-line-through-style="none" style:text-line-through-type="none" fo:font-size="12pt" style:text-underline-style="none" style:text-blinking="false" fo:background-color="transparent" loext:padding="0cm" loext:border="none"/>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Inter1" fo:font-size="12pt" fo:letter-spacing="normal" fo:font-style="normal" fo:font-weight="normal"/>
    </style:style>
    <style:style style:name="P16" style:family="paragraph" style:parent-style-name="Preformatted_20_Text">
      <style:paragraph-properties fo:margin-left="0cm" fo:margin-right="0cm" fo:orphans="2" fo:widows="2" fo:text-indent="0cm" style:auto-text-indent="false"/>
      <style:text-properties fo:font-variant="normal" fo:text-transform="none" fo:color="#000000" style:font-name="Inter1" fo:font-size="12pt" fo:letter-spacing="normal" fo:font-style="normal" fo:font-weight="normal"/>
    </style:style>
    <style:style style:name="P17"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75pt" fo:letter-spacing="normal" fo:font-style="normal" fo:font-weight="normal" fo:background-color="#d4ea6b" style:font-weight-asian="normal" style:font-weight-complex="normal"/>
    </style:style>
    <style:style style:name="P18"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75pt" fo:letter-spacing="normal" fo:font-style="normal" fo:font-weight="normal" fo:background-color="#ff8000"/>
    </style:style>
    <style:style style:name="P19" style:family="paragraph" style:parent-style-name="Preformatted_20_Text">
      <loext:graphic-properties draw:fill="solid" draw:fill-color="#081b4b" draw:opacity="100%"/>
      <style:paragraph-properties fo:margin-top="0cm" fo:margin-bottom="0cm" loext:contextual-spacing="false" fo:orphans="2" fo:widows="2" fo:background-color="#081b4b" fo:padding="0cm" fo:border="none"/>
    </style:style>
    <style:style style:name="P20" style:family="paragraph" style:parent-style-name="Preformatted_20_Text">
      <loext:graphic-properties draw:fill="solid" draw:fill-color="#081b4b" draw:opacity="100%"/>
      <style:paragraph-properties fo:margin-top="0cm" fo:margin-bottom="0cm" loext:contextual-spacing="false" fo:orphans="2" fo:widows="2" fo:background-color="#081b4b" fo:padding="0cm" fo:border="none"/>
      <style:text-properties officeooo:paragraph-rsid="0033c810"/>
    </style:style>
    <style:style style:name="P21" style:family="paragraph" style:parent-style-name="Preformatted_20_Text">
      <style:paragraph-properties fo:margin-top="0cm" fo:margin-bottom="0cm" loext:contextual-spacing="false" fo:text-align="start" style:justify-single-word="false" fo:orphans="2" fo:widows="2" fo:padding="0cm" fo:border="none"/>
      <style:text-properties fo:color="#000000" style:font-name="Liberation Serif" fo:font-weight="normal" fo:background-color="#d4ea6b" style:font-weight-asian="normal" style:font-weight-complex="normal"/>
    </style:style>
    <style:style style:name="P22" style:family="paragraph" style:parent-style-name="Text_20_body">
      <style:paragraph-properties fo:margin-top="0cm" fo:margin-bottom="0cm" loext:contextual-spacing="false" fo:orphans="2" fo:widows="2" fo:padding="0cm" fo:border="none"/>
    </style:style>
    <style:style style:name="P23" style:family="paragraph" style:parent-style-name="Text_20_body">
      <style:paragraph-properties fo:margin-top="0cm" fo:margin-bottom="0cm" loext:contextual-spacing="false" fo:orphans="2" fo:widows="2" fo:padding="0cm" fo:border="none"/>
      <style:text-properties fo:font-variant="normal" fo:text-transform="none" fo:color="#4d5b7c" style:font-name="Inter1" fo:font-size="12pt" fo:letter-spacing="normal" fo:font-style="normal" fo:font-weight="normal"/>
    </style:style>
    <style:style style:name="P24" style:family="paragraph" style:parent-style-name="Standard">
      <style:paragraph-properties fo:text-align="center" style:justify-single-word="false"/>
      <style:text-properties fo:color="#111111"/>
    </style:style>
    <style:style style:name="P25" style:family="paragraph" style:parent-style-name="Standard">
      <style:paragraph-properties fo:margin-top="0cm" fo:margin-bottom="0.499cm" loext:contextual-spacing="false"/>
    </style:style>
    <style:style style:name="P26" style:family="paragraph" style:parent-style-name="Standard">
      <style:paragraph-properties fo:margin-top="0cm" fo:margin-bottom="0.499cm" loext:contextual-spacing="false" fo:line-height="100%"/>
      <style:text-properties officeooo:paragraph-rsid="001818df"/>
    </style:style>
    <style:style style:name="P27" style:family="paragraph" style:parent-style-name="Text_20_body">
      <style:text-properties fo:color="#000000"/>
    </style:style>
    <style:style style:name="P28" style:family="paragraph" style:parent-style-name="Text_20_body">
      <style:text-properties fo:color="#000000" fo:background-color="#bbe33d"/>
    </style:style>
    <style:style style:name="P29" style:family="paragraph" style:parent-style-name="Text_20_body">
      <style:text-properties fo:color="#000000" officeooo:rsid="001d9943" fo:background-color="#bbe33d"/>
    </style:style>
    <style:style style:name="P30" style:family="paragraph" style:parent-style-name="Text_20_body">
      <style:text-properties fo:color="#000000" fo:font-size="14pt" fo:font-weight="bold" style:font-size-asian="14pt" style:font-weight-asian="bold" style:font-size-complex="14pt" style:font-weight-complex="bold"/>
    </style:style>
    <style:style style:name="P31" style:family="paragraph" style:parent-style-name="Text_20_body">
      <style:text-properties fo:background-color="#bbe33d"/>
    </style:style>
    <style:style style:name="P32" style:family="paragraph" style:parent-style-name="Text_20_body">
      <style:text-properties officeooo:paragraph-rsid="001f6415" fo:background-color="#bbe33d"/>
    </style:style>
    <style:style style:name="P33" style:family="paragraph" style:parent-style-name="Text_20_body">
      <style:text-properties officeooo:rsid="0036da34" officeooo:paragraph-rsid="0036da34" fo:background-color="#bbe33d"/>
    </style:style>
    <style:style style:name="P34" style:family="paragraph" style:parent-style-name="Text_20_body">
      <style:text-properties officeooo:paragraph-rsid="001d9943"/>
    </style:style>
    <style:style style:name="P35" style:family="paragraph" style:parent-style-name="Text_20_body">
      <style:text-properties fo:font-variant="normal" fo:text-transform="none" fo:color="#4d5b7c" style:font-name="Inter1" fo:font-size="12pt" fo:letter-spacing="normal" fo:font-style="normal" fo:font-weight="normal" fo:background-color="#bbe33d"/>
    </style:style>
    <style:style style:name="P36" style:family="paragraph" style:parent-style-name="Text_20_body">
      <style:text-properties fo:font-variant="normal" fo:text-transform="none" fo:color="#3a3a3a" style:font-name="Liberation Sans" fo:font-size="12.75pt" fo:letter-spacing="normal" fo:font-style="normal" fo:font-weight="normal" fo:background-color="transparent" style:font-weight-asian="bold" style:font-weight-complex="bold"/>
    </style:style>
    <style:style style:name="P37" style:family="paragraph" style:parent-style-name="Text_20_body">
      <style:text-properties fo:font-variant="normal" fo:text-transform="none" fo:color="#000000" style:font-name="Liberation Serif" fo:font-size="12.75pt" fo:letter-spacing="normal" fo:font-style="normal" fo:font-weight="normal" officeooo:paragraph-rsid="00253b55"/>
    </style:style>
    <style:style style:name="P38" style:family="paragraph" style:parent-style-name="Text_20_body">
      <style:text-properties fo:font-variant="normal" fo:text-transform="none" fo:color="#000000" style:font-name="Liberation Serif" fo:font-size="12.75pt" fo:letter-spacing="normal" fo:font-style="normal" fo:font-weight="normal" fo:background-color="transparent" style:font-weight-asian="normal" style:font-weight-complex="normal"/>
    </style:style>
    <style:style style:name="P39" style:family="paragraph" style:parent-style-name="Text_20_body">
      <style:text-properties fo:font-variant="normal" fo:text-transform="none" fo:color="#000000" style:font-name="Liberation Sans Narrow" fo:font-size="12pt" fo:letter-spacing="normal" fo:font-style="normal" fo:font-weight="normal" officeooo:paragraph-rsid="003141cf"/>
    </style:style>
    <style:style style:name="P40" style:family="paragraph" style:parent-style-name="Text_20_body">
      <style:text-properties fo:font-variant="normal" fo:text-transform="none" fo:color="#000000" fo:font-size="12pt" fo:letter-spacing="normal" fo:font-style="normal" fo:font-weight="normal" officeooo:rsid="00391093" officeooo:paragraph-rsid="00391093" fo:background-color="#bbe33d"/>
    </style:style>
    <style:style style:name="P41" style:family="paragraph" style:parent-style-name="Text_20_body">
      <style:text-properties style:font-name="Liberation Serif" fo:background-color="#bbe33d"/>
    </style:style>
    <style:style style:name="P42" style:family="paragraph" style:parent-style-name="Text_20_body">
      <style:text-properties style:font-name="Liberation Serif" officeooo:rsid="002f202c" officeooo:paragraph-rsid="002f202c" fo:background-color="transparent"/>
    </style:style>
    <style:style style:name="P43" style:family="paragraph" style:parent-style-name="Text_20_body">
      <style:text-properties fo:background-color="#ff8000"/>
    </style:style>
    <style:style style:name="P44" style:family="paragraph" style:parent-style-name="Text_20_body">
      <style:text-properties officeooo:paragraph-rsid="00253b55" fo:background-color="#ff8000"/>
    </style:style>
    <style:style style:name="P45" style:family="paragraph" style:parent-style-name="Text_20_body">
      <style:text-properties fo:background-color="#ff860d"/>
    </style:style>
    <style:style style:name="P46" style:family="paragraph" style:parent-style-name="Text_20_body">
      <style:text-properties fo:font-weight="bold" fo:background-color="#ffff38" style:font-weight-asian="bold" style:font-weight-complex="bold"/>
    </style:style>
    <style:style style:name="P47" style:family="paragraph" style:parent-style-name="Text_20_body">
      <style:text-properties fo:background-color="#ffaa95"/>
    </style:style>
    <style:style style:name="P48" style:family="paragraph" style:parent-style-name="Text_20_body">
      <style:text-properties style:font-name="Liberation Sans Narrow" fo:background-color="#bbe33d"/>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start" style:justify-single-word="false"/>
    </style:style>
    <style:style style:name="P51" style:family="paragraph" style:parent-style-name="Text_20_body">
      <style:text-properties officeooo:rsid="002fba2c" officeooo:paragraph-rsid="002fba2c" fo:background-color="transparent"/>
    </style:style>
    <style:style style:name="P52" style:family="paragraph" style:parent-style-name="Text_20_body">
      <style:text-properties officeooo:rsid="0033c810" officeooo:paragraph-rsid="0033c810" fo:background-color="transparent"/>
    </style:style>
    <style:style style:name="P53" style:family="paragraph" style:parent-style-name="Text_20_body">
      <style:text-properties officeooo:paragraph-rsid="003141cf"/>
    </style:style>
    <style:style style:name="P54" style:family="paragraph" style:parent-style-name="Text_20_body">
      <style:text-properties officeooo:paragraph-rsid="0036da34"/>
    </style:style>
    <style:style style:name="P55" style:family="paragraph" style:parent-style-name="Heading_20_2">
      <style:text-properties officeooo:paragraph-rsid="001818df"/>
    </style:style>
    <style:style style:name="P56" style:family="paragraph" style:parent-style-name="Text_20_body" style:list-style-name="L1">
      <style:paragraph-properties fo:margin-left="0cm" fo:margin-right="0cm" fo:margin-top="0cm" fo:margin-bottom="0cm" loext:contextual-spacing="false" fo:line-height="160%" fo:text-indent="0cm" style:auto-text-indent="false" fo:padding="0cm" fo:border="none"/>
    </style:style>
    <style:style style:name="P5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5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list-style-name="L2">
      <style:paragraph-properties fo:margin-top="0cm" fo:margin-bottom="0cm" loext:contextual-spacing="false" fo:orphans="2" fo:widows="2" fo:padding="0cm" fo:border="none"/>
    </style:style>
    <style:style style:name="P60" style:family="paragraph" style:parent-style-name="Text_20_body" style:list-style-name="L3">
      <style:paragraph-properties fo:margin-top="0cm" fo:margin-bottom="0cm" loext:contextual-spacing="false" fo:orphans="2" fo:widows="2" fo:padding="0cm" fo:border="none"/>
    </style:style>
    <style:style style:name="T1" style:family="text">
      <style:text-properties fo:color="#444444" style:text-line-through-style="none" style:text-line-through-type="none" fo:font-size="12pt" style:text-underline-style="none" style:text-blinking="false" fo:background-color="transparent" loext:char-shading-value="0" loext:padding="0cm" loext:border="none"/>
    </style:style>
    <style:style style:name="T2" style:family="text">
      <style:text-properties fo:color="#444444" fo:font-size="12pt" style:text-underline-style="solid" style:text-underline-width="auto" style:text-underline-color="font-color" fo:background-color="transparent" loext:char-shading-value="0" loext:padding="0cm" loext:border="none"/>
    </style:style>
    <style:style style:name="T3" style:family="text">
      <style:text-properties officeooo:rsid="00187f02"/>
    </style:style>
    <style:style style:name="T4" style:family="text">
      <style:text-properties fo:background-color="#bbe33d" loext:char-shading-value="0"/>
    </style:style>
    <style:style style:name="T5" style:family="text">
      <style:text-properties officeooo:rsid="00187f02" fo:background-color="#bbe33d" loext:char-shading-value="0"/>
    </style:style>
    <style:style style:name="T6" style:family="text">
      <style:text-properties officeooo:rsid="001d9943" fo:background-color="#bbe33d" loext:char-shading-value="0"/>
    </style:style>
    <style:style style:name="T7" style:family="text">
      <style:text-properties officeooo:rsid="001dba60" fo:background-color="#bbe33d" loext:char-shading-value="0"/>
    </style:style>
    <style:style style:name="T8" style:family="text">
      <style:text-properties officeooo:rsid="0036da34" fo:background-color="#bbe33d" loext:char-shading-value="0"/>
    </style:style>
    <style:style style:name="T9" style:family="text">
      <style:text-properties officeooo:rsid="0037a7a6" fo:background-color="#bbe33d" loext:char-shading-value="0"/>
    </style:style>
    <style:style style:name="T10" style:family="text">
      <style:text-properties officeooo:rsid="001d66f4"/>
    </style:style>
    <style:style style:name="T11" style:family="text">
      <style:text-properties fo:font-variant="normal" fo:text-transform="none" fo:color="#212529" style:font-name="Liberation Mono" fo:font-size="12.75pt" fo:letter-spacing="normal" fo:font-style="normal" fo:font-weight="normal" fo:background-color="#ff8000" loext:char-shading-value="0"/>
    </style:style>
    <style:style style:name="T12" style:family="text">
      <style:text-properties fo:font-variant="normal" fo:text-transform="none" fo:color="#24335a" style:font-name="JetBrains Mono" fo:font-size="10.5pt" fo:letter-spacing="normal" fo:font-style="normal" fo:font-weight="normal" fo:background-color="#e3e8f4" loext:char-shading-value="0" loext:padding="0cm" loext:border="none"/>
    </style:style>
    <style:style style:name="T13" style:family="text">
      <style:text-properties fo:font-variant="normal" fo:text-transform="none" fo:color="#4d5b7c" style:font-name="Inter1" fo:font-size="12pt" fo:letter-spacing="normal" fo:font-style="normal" fo:font-weight="normal"/>
    </style:style>
    <style:style style:name="T14" style:family="text">
      <style:text-properties fo:font-variant="normal" fo:text-transform="none" fo:color="#4d5b7c" style:font-name="Inter1" fo:font-size="12pt" fo:letter-spacing="normal" fo:font-style="normal" fo:font-weight="normal" fo:background-color="#bbe33d" loext:char-shading-value="0"/>
    </style:style>
    <style:style style:name="T15" style:family="text">
      <style:text-properties fo:font-variant="normal" fo:text-transform="none" fo:color="#4d5b7c" style:font-name="Inter1" fo:font-size="12pt" fo:letter-spacing="normal" fo:font-style="normal" fo:font-weight="normal" officeooo:rsid="001dba60" fo:background-color="#bbe33d" loext:char-shading-value="0"/>
    </style:style>
    <style:style style:name="T16" style:family="text">
      <style:text-properties fo:font-variant="normal" fo:text-transform="none" fo:color="#000000" fo:letter-spacing="normal" fo:background-color="transparent" loext:char-shading-value="0"/>
    </style:style>
    <style:style style:name="T17" style:family="text">
      <style:text-properties fo:font-variant="normal" fo:text-transform="none" fo:color="#000000" style:font-name="Liberation Serif" fo:font-size="12.75pt" fo:letter-spacing="normal" fo:font-style="normal" fo:font-weight="normal" fo:background-color="transparent" loext:char-shading-value="0" style:font-weight-asian="normal" style:font-weight-complex="normal"/>
    </style:style>
    <style:style style:name="T18" style:family="text">
      <style:text-properties fo:font-variant="normal" fo:text-transform="none" fo:color="#000000" style:font-name="Liberation Serif" fo:font-size="12.75pt" fo:letter-spacing="normal" fo:font-style="normal" fo:font-weight="bold" fo:background-color="transparent" loext:char-shading-value="0" style:font-weight-asian="bold" style:font-weight-complex="bold"/>
    </style:style>
    <style:style style:name="T19" style:family="text">
      <style:text-properties fo:font-variant="normal" fo:text-transform="none" fo:color="#000000" style:font-name="Liberation Sans" fo:font-size="12.75pt" fo:letter-spacing="normal" fo:font-style="normal" fo:font-weight="normal" fo:background-color="transparent" loext:char-shading-value="0"/>
    </style:style>
    <style:style style:name="T20" style:family="text">
      <style:text-properties fo:font-variant="normal" fo:text-transform="none" fo:color="#000000" style:font-name="Liberation Sans Narrow" fo:font-size="12.75pt" fo:letter-spacing="normal" fo:font-style="normal" fo:font-weight="normal" fo:background-color="transparent" loext:char-shading-value="0"/>
    </style:style>
    <style:style style:name="T21" style:family="text">
      <style:text-properties fo:font-variant="normal" fo:text-transform="none" fo:color="#000000" style:font-name="Liberation Sans Narrow" fo:font-size="12.75pt" fo:letter-spacing="normal" fo:font-style="normal" fo:font-weight="normal" fo:background-color="#ff860d" loext:char-shading-value="0"/>
    </style:style>
    <style:style style:name="T22" style:family="text">
      <style:text-properties fo:font-variant="normal" fo:text-transform="none" fo:color="#000000" style:font-name="Liberation Sans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23" style:family="text">
      <style:text-properties fo:font-variant="normal" fo:text-transform="none" fo:color="#000000" style:font-name="Liberation Sans Narrow" fo:font-size="14pt" fo:letter-spacing="normal" fo:font-style="normal" style:text-underline-style="solid" style:text-underline-width="auto" style:text-underline-color="font-color" fo:font-weight="normal" fo:background-color="#bbe33d" loext:char-shading-value="0" style:font-size-asian="14pt" style:font-weight-asian="normal" style:font-size-complex="14pt" style:font-weight-complex="normal"/>
    </style:style>
    <style:style style:name="T24" style:family="text">
      <style:text-properties fo:font-variant="normal" fo:text-transform="none" fo:color="#000000" style:font-name="Liberation Sans Narrow" fo:font-size="12pt" fo:letter-spacing="normal" fo:font-style="normal" fo:font-weight="normal"/>
    </style:style>
    <style:style style:name="T25" style:family="text">
      <style:text-properties fo:font-variant="normal" fo:text-transform="none" fo:color="#000000" style:font-name="Liberation Sans Narrow" fo:font-size="12pt" fo:letter-spacing="normal" fo:font-style="normal" fo:font-weight="normal" fo:background-color="transparent" loext:char-shading-value="0"/>
    </style:style>
    <style:style style:name="T26" style:family="text">
      <style:text-properties fo:font-variant="normal" fo:text-transform="none" fo:color="#000000" style:font-name="Liberation Sans Narrow" fo:font-size="12pt" fo:letter-spacing="normal" fo:font-style="normal" fo:font-weight="normal" officeooo:rsid="002f202c"/>
    </style:style>
    <style:style style:name="T27" style:family="text">
      <style:text-properties fo:font-variant="normal" fo:text-transform="none" fo:color="#000000" style:font-name="Liberation Sans Narrow" fo:font-size="10.5pt" fo:letter-spacing="normal" fo:font-style="normal" fo:font-weight="normal" fo:background-color="#e3e8f4" loext:char-shading-value="0" loext:padding="0cm" loext:border="none"/>
    </style:style>
    <style:style style:name="T28" style:family="text">
      <style:text-properties fo:font-variant="normal" fo:text-transform="none" fo:color="#000000" style:font-name="Liberation Sans Narrow" fo:font-size="10.5pt" fo:letter-spacing="normal" fo:font-style="normal" fo:font-weight="normal" fo:background-color="transparent" loext:char-shading-value="0" loext:padding="0cm" loext:border="none"/>
    </style:style>
    <style:style style:name="T29" style:family="text">
      <style:text-properties fo:font-variant="normal" fo:text-transform="none" fo:color="#000000" style:font-name="Liberation Sans Narrow" fo:font-size="10.5pt" fo:letter-spacing="normal" fo:font-style="normal" fo:font-weight="normal" fo:background-color="#bbe33d" loext:char-shading-value="0" loext:padding="0cm" loext:border="none"/>
    </style:style>
    <style:style style:name="T30" style:family="text">
      <style:text-properties fo:font-variant="normal" fo:text-transform="none" fo:color="#000000" style:font-name="Liberation Sans Narrow" fo:font-size="10.5pt" fo:letter-spacing="normal" fo:font-style="normal" fo:font-weight="normal" officeooo:rsid="003141cf" fo:background-color="#bbe33d" loext:char-shading-value="0" loext:padding="0cm" loext:border="none"/>
    </style:style>
    <style:style style:name="T31" style:family="text">
      <style:text-properties fo:font-variant="normal" fo:text-transform="none" fo:color="#000000" style:font-name="Liberation Sans Narrow" fo:font-size="13pt" fo:letter-spacing="normal" fo:font-style="normal" fo:font-weight="normal" style:font-size-asian="13pt" style:font-size-complex="13pt"/>
    </style:style>
    <style:style style:name="T32" style:family="text">
      <style:text-properties fo:font-variant="normal" fo:text-transform="none" fo:color="#000000" style:font-name="Liberation Sans Narrow" fo:font-size="13pt" fo:letter-spacing="normal" fo:font-style="normal" fo:font-weight="normal" fo:background-color="#bbe33d" loext:char-shading-value="0" style:font-size-asian="13pt" style:font-size-complex="13pt"/>
    </style:style>
    <style:style style:name="T33" style:family="text">
      <style:text-properties fo:font-variant="normal" fo:text-transform="none" fo:color="#000000" fo:font-size="12pt" fo:letter-spacing="normal" fo:font-style="normal" fo:font-weight="normal" fo:background-color="transparent" loext:char-shading-value="0"/>
    </style:style>
    <style:style style:name="T34" style:family="text">
      <style:text-properties fo:font-variant="normal" fo:text-transform="none" fo:color="#ff0000" style:font-name="Liberation Mono" fo:font-size="12.75pt" fo:letter-spacing="normal" fo:font-style="normal" fo:font-weight="normal" fo:background-color="#ff8000" loext:char-shading-value="0"/>
    </style:style>
    <style:style style:name="T35" style:family="text">
      <style:text-properties fo:font-variant="normal" fo:text-transform="none" fo:color="#031b4e" style:font-name="Epilogue" fo:font-size="14pt" fo:letter-spacing="normal" fo:font-style="normal" fo:font-weight="normal" fo:background-color="#bbe33d" loext:char-shading-value="0" style:font-size-asian="14pt" style:font-weight-asian="normal" style:font-size-complex="14pt" style:font-weight-complex="normal"/>
    </style:style>
    <style:style style:name="T36" style:family="text">
      <style:text-properties fo:font-variant="normal" fo:text-transform="none" fo:color="#8d1d75" style:font-name="Inter1" fo:font-size="12pt" fo:letter-spacing="normal" fo:font-style="normal" fo:font-weight="bold" style:font-weight-asian="bold" style:font-weight-complex="bold"/>
    </style:style>
    <style:style style:name="T37" style:family="text">
      <style:text-properties fo:font-variant="normal" fo:text-transform="none" fo:color="#8d1d75" style:font-name="JetBrains Mono" fo:font-size="10.5pt" fo:letter-spacing="normal" fo:font-style="normal" fo:font-weight="bold" fo:background-color="#e3e8f4" loext:char-shading-value="0" style:font-weight-asian="bold" style:font-weight-complex="bold" loext:padding="0cm" loext:border="none"/>
    </style:style>
    <style:style style:name="T38" style:family="text">
      <style:text-properties fo:font-variant="normal" fo:text-transform="none" fo:color="#ffffff" style:font-name="JetBrains Mono" fo:font-size="10.5pt" fo:letter-spacing="normal" fo:font-style="normal" fo:font-weight="normal" loext:padding="0cm" loext:border="none"/>
    </style:style>
    <style:style style:name="T39" style:family="text">
      <style:text-properties fo:font-variant="normal" fo:text-transform="none" fo:color="#ffffff" style:font-name="JetBrains Mono" fo:font-size="10.5pt" fo:letter-spacing="normal" fo:font-style="normal" fo:font-weight="normal" officeooo:rsid="002f202c" loext:padding="0cm" loext:border="none"/>
    </style:style>
    <style:style style:name="T40" style:family="text">
      <style:text-properties fo:font-variant="normal" fo:text-transform="none" fo:color="#ffffff" style:font-name="JetBrains Mono" fo:font-size="10.5pt" fo:letter-spacing="normal" fo:font-style="normal" fo:font-weight="normal" officeooo:rsid="0033c810" fo:background-color="transparent" loext:char-shading-value="0" loext:padding="0cm" loext:border="none"/>
    </style:style>
    <style:style style:name="T41" style:family="text">
      <style:text-properties fo:font-variant="normal" fo:text-transform="none" fo:color="#ffffff" fo:letter-spacing="normal" loext:padding="0cm" loext:border="none"/>
    </style:style>
    <style:style style:name="T42" style:family="text">
      <style:text-properties fo:font-weight="normal" style:font-weight-asian="normal" style:font-weight-complex="normal"/>
    </style:style>
    <style:style style:name="T43" style:family="text">
      <style:text-properties fo:font-weight="normal" fo:background-color="#bbe33d" loext:char-shading-value="0" style:font-weight-asian="normal" style:font-weight-complex="normal"/>
    </style:style>
    <style:style style:name="T44" style:family="text">
      <style:text-properties fo:font-weight="normal" officeooo:rsid="00211dc1" fo:background-color="#bbe33d" loext:char-shading-value="0" style:font-weight-asian="normal" style:font-weight-complex="normal"/>
    </style:style>
    <style:style style:name="T45" style:family="text">
      <style:text-properties fo:font-weight="normal" officeooo:rsid="0021cb88" fo:background-color="#bbe33d" loext:char-shading-value="0" style:font-weight-asian="normal" style:font-weight-complex="normal"/>
    </style:style>
    <style:style style:name="T46" style:family="text">
      <style:text-properties fo:font-weight="normal" officeooo:rsid="002b7eff" fo:background-color="#bbe33d" loext:char-shading-value="0" style:font-weight-asian="normal" style:font-weight-complex="normal"/>
    </style:style>
    <style:style style:name="T47" style:family="text">
      <style:text-properties officeooo:rsid="001d9943"/>
    </style:style>
    <style:style style:name="T48" style:family="text">
      <style:text-properties fo:color="#000000" officeooo:rsid="001d9943"/>
    </style:style>
    <style:style style:name="T49" style:family="text">
      <style:text-properties fo:color="#000000" fo:background-color="#bbe33d" loext:char-shading-value="0"/>
    </style:style>
    <style:style style:name="T50" style:family="text">
      <style:text-properties fo:color="#000000" officeooo:rsid="001d9943" fo:background-color="#bbe33d" loext:char-shading-value="0"/>
    </style:style>
    <style:style style:name="T51" style:family="text">
      <style:text-properties fo:color="#000000" style:font-name="Liberation Serif" fo:background-color="#ff860d" loext:char-shading-value="0" style:font-weight-asian="normal" style:font-weight-complex="normal"/>
    </style:style>
    <style:style style:name="T52" style:family="text">
      <style:text-properties fo:color="#000000" style:font-name="Liberation Serif" fo:font-style="italic" fo:background-color="#ff860d" loext:char-shading-value="0"/>
    </style:style>
    <style:style style:name="T53" style:family="text">
      <style:text-properties officeooo:rsid="001dada3"/>
    </style:style>
    <style:style style:name="T54" style:family="text">
      <style:text-properties officeooo:rsid="001dba60"/>
    </style:style>
    <style:style style:name="T55" style:family="text">
      <style:text-properties officeooo:rsid="001df609"/>
    </style:style>
    <style:style style:name="T56" style:family="text">
      <style:text-properties fo:color="#2a6099"/>
    </style:style>
    <style:style style:name="T57" style:family="text">
      <style:text-properties style:font-name="Liberation Serif" fo:font-weight="normal" fo:background-color="transparent" loext:char-shading-value="0" style:font-weight-asian="normal" style:font-weight-complex="normal"/>
    </style:style>
    <style:style style:name="T58" style:family="text">
      <style:text-properties style:font-name="Liberation Serif" fo:font-weight="normal" officeooo:rsid="0021cb88" fo:background-color="transparent" loext:char-shading-value="0" style:font-weight-asian="normal" style:font-weight-complex="normal"/>
    </style:style>
    <style:style style:name="T59" style:family="text">
      <style:text-properties officeooo:rsid="0023832a"/>
    </style:style>
    <style:style style:name="T60" style:family="text">
      <style:text-properties fo:color="#ff0000"/>
    </style:style>
    <style:style style:name="T61" style:family="text">
      <style:text-properties style:font-weight-asian="normal" style:font-weight-complex="normal"/>
    </style:style>
    <style:style style:name="T62" style:family="text">
      <style:text-properties style:font-name="Liberation Sans Narrow"/>
    </style:style>
    <style:style style:name="T63" style:family="text">
      <style:text-properties fo:font-size="14pt" officeooo:rsid="002f202c"/>
    </style:style>
    <style:style style:name="T64" style:family="text">
      <style:text-properties officeooo:rsid="002c2580"/>
    </style:style>
    <style:style style:name="T65" style:family="text">
      <style:text-properties officeooo:rsid="002f0e5c"/>
    </style:style>
    <style:style style:name="T66" style:family="text">
      <style:text-properties officeooo:rsid="002f202c"/>
    </style:style>
    <style:style style:name="T67" style:family="text">
      <style:text-properties officeooo:rsid="0031ef60"/>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Install WordPress with LAMP Stack on Ubuntu</text:h>
      <text:p text:style-name="P25"/>
      <text:p text:style-name="P26">Table of Contents</text:p>
      <text:p text:style-name="P26"><text:a xlink:type="simple" xlink:href="https://www.rosehosting.com/blog/how-to-install-wordpress-with-lamp-stack-on-ubuntu-16-04/#Requirements" text:style-name="Internet_20_link" text:visited-style-name="Visited_20_Internet_20_Link"><text:span text:style-name="T1">Requirements:</text:span></text:a></text:p>
      <text:list xml:id="list3826152268" text:style-name="L1">
        <text:list-item>
          <text:p text:style-name="P56"><text:a xlink:type="simple" xlink:href="https://www.rosehosting.com/blog/how-to-install-wordpress-with-lamp-stack-on-ubuntu-16-04/#Step-1-Connect-to-your-server-and-update-your-system" text:style-name="Internet_20_link" text:visited-style-name="Visited_20_Internet_20_Link"><text:span text:style-name="T1">Step 1: Connect to your server and update your system</text:span></text:a></text:p>
        </text:list-item>
        <text:list-item>
          <text:p text:style-name="P56"><text:a xlink:type="simple" xlink:href="https://www.rosehosting.com/blog/how-to-install-wordpress-with-lamp-stack-on-ubuntu-16-04/#Step-2-Install-the-Apache-Web-Server" text:style-name="Internet_20_link" text:visited-style-name="Visited_20_Internet_20_Link"><text:span text:style-name="T1">Step 2: Install the Apache Web Server</text:span></text:a></text:p>
        </text:list-item>
        <text:list-item>
          <text:p text:style-name="P56"><text:a xlink:type="simple" xlink:href="https://www.rosehosting.com/blog/how-to-install-wordpress-with-lamp-stack-on-ubuntu-16-04/#Step-3-Install-the-MySQL-Database-server" text:style-name="Internet_20_link" text:visited-style-name="Visited_20_Internet_20_Link"><text:span text:style-name="T1">Step 3: Install the MySQL Database server</text:span></text:a></text:p>
        </text:list-item>
        <text:list-item>
          <text:p text:style-name="P56"><text:a xlink:type="simple" xlink:href="https://www.rosehosting.com/blog/how-to-install-wordpress-with-lamp-stack-on-ubuntu-16-04/#Step-4-Install-PHP" text:style-name="Internet_20_link" text:visited-style-name="Visited_20_Internet_20_Link"><text:span text:style-name="T1">Step 4: Install PHP</text:span></text:a></text:p>
        </text:list-item>
        <text:list-item>
          <text:p text:style-name="P56"><text:a xlink:type="simple" xlink:href="https://www.rosehosting.com/blog/how-to-install-wordpress-with-lamp-stack-on-ubuntu-16-04/#Step-5-Install-WordPress" text:style-name="Internet_20_link" text:visited-style-name="Visited_20_Internet_20_Link"><text:span text:style-name="T1">Step 5:  Install WordPress</text:span></text:a></text:p>
        </text:list-item>
        <text:list-item>
          <text:p text:style-name="P56"><text:a xlink:type="simple" xlink:href="https://www.rosehosting.com/blog/how-to-install-wordpress-with-lamp-stack-on-ubuntu-16-04/#Step-6-Create-a-database-for-WordPress" text:style-name="Internet_20_link" text:visited-style-name="Visited_20_Internet_20_Link"><text:span text:style-name="T2">Step 6: Create a database for WordPress</text:span></text:a></text:p>
        </text:list-item>
        <text:list-item>
          <text:p text:style-name="P56"><text:a xlink:type="simple" xlink:href="https://www.rosehosting.com/blog/how-to-install-wordpress-with-lamp-stack-on-ubuntu-16-04/#Step-7-Apache-Virtual-Host-Set-Up" text:style-name="Internet_20_link" text:visited-style-name="Visited_20_Internet_20_Link"><text:span text:style-name="T1">Step 7: Apache Virtual Host Set Up</text:span></text:a></text:p>
        </text:list-item>
      </text:list>
      <text:p text:style-name="P13"/>
      <text:p text:style-name="Heading">Step 1: Install the Apache Web Server</text:p>
      <text:p text:style-name="P24"/>
      <text:p text:style-name="Text_20_body"><text:span text:style-name="T3">[ </text:span>apt-get install apache2 <text:span text:style-name="T3">]</text:span></text:p>
      <text:p text:style-name="Text_20_body">After the installation is complete, you should start and enable Apache to start automatically upon server reboot with:</text:p>
      <text:p text:style-name="P12"/>
      <text:p text:style-name="Text_20_body"><text:span text:style-name="T3">[ </text:span><text:span text:style-name="T4">systemctl start apache2 </text:span><text:span text:style-name="T3">]</text:span></text:p>
      <text:p text:style-name="Text_20_body"><text:span text:style-name="T3">[</text:span><text:span text:style-name="T5"> </text:span><text:span text:style-name="T4">systemctl enable apache2 </text:span><text:span text:style-name="T5">]</text:span></text:p>
      <text:p text:style-name="Text_20_body"/>
      <text:p text:style-name="Text_20_body">To check the status of your Apache server and make sure it is up and running, you can run the following command:</text:p>
      <text:p text:style-name="Text_20_body"><text:span text:style-name="T10">[ </text:span><text:span text:style-name="T4">systemctl status apache2</text:span> <text:span text:style-name="T10">]</text:span></text:p>
      <text:p text:style-name="Text_20_body"/>
      <text:p text:style-name="Text_20_body">To verify that Apache is running, you can also open your web browser and enter your server IP address, (e.g. <text:span text:style-name="Strong_20_Emphasis">http://your_server_ip_address</text:span>). If Apache is successfully installed you should see the Apache default welcome page.</text:p>
      <text:p text:style-name="P1">Step <text:span text:style-name="T47">2</text:span>: Install the MySQL Database server</text:p>
      <text:p text:style-name="P27">The next step is to install the MySQL database server which will be used for the data storage of your WordPress site. MySQL is one of the most popular database management systems. To install MySQL on your system, execute the following command and press Y to continue</text:p>
      <text:p text:style-name="P27"><text:soft-page-break/></text:p>
      <text:p text:style-name="Text_20_body"><text:span text:style-name="T48">[</text:span><text:span text:style-name="T50"> </text:span><text:span text:style-name="T4">apt-get install mysql-server </text:span><text:span text:style-name="T47">]</text:span></text:p>
      <text:p text:style-name="Text_20_body"><text:span text:style-name="T6">[ </text:span><text:span text:style-name="T4">mysql_secure_installation</text:span><text:span text:style-name="T49"> </text:span><text:span text:style-name="T50">]</text:span></text:p>
      <text:p text:style-name="P29"/>
      <text:p text:style-name="P31"><text:span text:style-name="T48">[ </text:span>systemctl start mysql <text:span text:style-name="T47">]</text:span></text:p>
      <text:p text:style-name="P34"><text:span text:style-name="T6">[ </text:span><text:span text:style-name="T4">systemctl enable mysql </text:span><text:span text:style-name="T6">]</text:span></text:p>
      <text:p text:style-name="Heading">Step 4: Install PHP</text:p>
      <text:p text:style-name="P31"><text:span text:style-name="T53">[ </text:span>sudo apt -y install php7.4 <text:span text:style-name="T53">]</text:span></text:p>
      <text:p text:style-name="P31"><text:span text:style-name="T54">[ </text:span>sudo apt-get install -y php7.4-cli php7.4-json php7.4-common php7.4-mysql php7.4-zip php7.4-gd php7.4-mbstring php7.4-curl php7.4-xml php7.4-bcmath <text:span text:style-name="T54">]</text:span></text:p>
      <text:p text:style-name="P31"/>
      <text:p text:style-name="P35">This command will install the following modules:</text:p>
      <text:list xml:id="list4232815097" text:style-name="L2">
        <text:list-item>
          <text:p text:style-name="P57"><text:span text:style-name="Source_20_Text"><text:span text:style-name="T12">php7.4-cli</text:span></text:span><text:span text:style-name="T13"> - command interpreter, useful for testing PHP scripts from a shell or performing general shell scripting tasks</text:span></text:p>
        </text:list-item>
        <text:list-item>
          <text:p text:style-name="P59"><text:span text:style-name="Source_20_Text"><text:span text:style-name="T12">php7.4-json</text:span></text:span><text:span text:style-name="T13"> - for working with JSON data</text:span></text:p>
        </text:list-item>
        <text:list-item>
          <text:p text:style-name="P59"><text:span text:style-name="Source_20_Text"><text:span text:style-name="T12">php7.4-common</text:span></text:span><text:span text:style-name="T13"> - documentation, examples, and common modules for PHP</text:span></text:p>
        </text:list-item>
        <text:list-item>
          <text:p text:style-name="P59"><text:span text:style-name="Source_20_Text"><text:span text:style-name="T12">php7.4-mysql</text:span></text:span><text:span text:style-name="T13"> - for working with MySQL databases</text:span></text:p>
        </text:list-item>
        <text:list-item>
          <text:p text:style-name="P59"><text:span text:style-name="Source_20_Text"><text:span text:style-name="T12">php7.4-zip</text:span></text:span><text:span text:style-name="T13"> - for working with compressed files</text:span></text:p>
        </text:list-item>
        <text:list-item>
          <text:p text:style-name="P59"><text:span text:style-name="Source_20_Text"><text:span text:style-name="T12">php7.4-gd</text:span></text:span><text:span text:style-name="T13"> - for working with images</text:span></text:p>
        </text:list-item>
        <text:list-item>
          <text:p text:style-name="P59"><text:span text:style-name="Source_20_Text"><text:span text:style-name="T12">php7.4-mbstring</text:span></text:span><text:span text:style-name="T13"> - used to manage non-ASCII strings</text:span></text:p>
        </text:list-item>
        <text:list-item>
          <text:p text:style-name="P59"><text:span text:style-name="Source_20_Text"><text:span text:style-name="T12">php7.4-curl</text:span></text:span><text:span text:style-name="T13"> - lets you make HTTP requests in PHP</text:span></text:p>
        </text:list-item>
        <text:list-item>
          <text:p text:style-name="P59"><text:span text:style-name="Source_20_Text"><text:span text:style-name="T12">php7.4-xml</text:span></text:span><text:span text:style-name="T13"> - for working with XML data</text:span></text:p>
        </text:list-item>
        <text:list-item>
          <text:p text:style-name="P59"><text:span text:style-name="Source_20_Text"><text:span text:style-name="T12">php7.4-bcmath</text:span></text:span><text:span text:style-name="T13"> - used when working with precision floats</text:span></text:p>
        </text:list-item>
      </text:list>
      <text:p text:style-name="P23"/>
      <text:p text:style-name="Text_20_body"><text:span text:style-name="T7">[ </text:span><text:span text:style-name="T4">nano /var/www/html/info.php</text:span><text:span text:style-name="T14"> </text:span><text:span text:style-name="T15">]</text:span></text:p>
      <text:p text:style-name="Text_20_body">Enter the following content inside the file and save it:</text:p>
      <text:p text:style-name="P32">&lt;?php</text:p>
      <text:p text:style-name="P31">phpinfo();</text:p>
      <text:p text:style-name="P31">?&gt;</text:p>
      <text:p text:style-name="Text_20_body">Finally, restart the Apache server by typing:</text:p>
      <text:p text:style-name="P31"><text:span text:style-name="T55">[ </text:span>systemctl restart apache2 <text:span text:style-name="T55">]</text:span></text:p>
      <text:p text:style-name="Text_20_body"><text:a xlink:type="simple" xlink:href="http://your_server_ip_address/info.php" text:style-name="Internet_20_link" text:visited-style-name="Visited_20_Internet_20_Link"><text:span text:style-name="Strong_20_Emphasis"><text:span text:style-name="T56">http://your_server_ip_address/info.php</text:span></text:span></text:a></text:p>
      <text:p text:style-name="Text_20_body"><text:span text:style-name="Strong_20_Emphasis"><text:span text:style-name="T56"/></text:span></text:p>
      <text:p text:style-name="Text_20_body"><text:span text:style-name="Strong_20_Emphasis"><text:span text:style-name="T56"/></text:span></text:p>
      <text:p text:style-name="Text_20_body"><text:span text:style-name="Strong_20_Emphasis"><text:span text:style-name="T56"/></text:span></text:p>
      <text:p text:style-name="Heading"><text:soft-page-break/><text:span text:style-name="Strong_20_Emphasis"><text:span text:style-name="T42">Step 5: Install WordPress</text:span></text:span></text:p>
      <text:p text:style-name="Text_20_body"><text:span text:style-name="Strong_20_Emphasis"><text:span text:style-name="T44">[ </text:span></text:span><text:span text:style-name="Strong_20_Emphasis"><text:span text:style-name="T43">cd /var/www/html </text:span></text:span><text:span text:style-name="Strong_20_Emphasis"><text:span text:style-name="T44">]</text:span></text:span></text:p>
      <text:p text:style-name="Text_20_body"><text:span text:style-name="Strong_20_Emphasis"><text:span text:style-name="T44">[ </text:span></text:span><text:span text:style-name="Strong_20_Emphasis"><text:span text:style-name="T43">wget -c </text:span></text:span><text:a xlink:type="simple" xlink:href="http://wordpress.org/latest.tar.gz" text:style-name="Internet_20_link" text:visited-style-name="Visited_20_Internet_20_Link"><text:span text:style-name="Strong_20_Emphasis"><text:span text:style-name="T43">http://wordpress.org/latest.tar.gz</text:span></text:span></text:a><text:span text:style-name="Strong_20_Emphasis"><text:span text:style-name="T44"> ]</text:span></text:span></text:p>
      <text:p text:style-name="Text_20_body"><text:span text:style-name="Strong_20_Emphasis"><text:span text:style-name="T45">[ </text:span></text:span><text:span text:style-name="Strong_20_Emphasis"><text:span text:style-name="T43">tar -xzvf latest.tar.gz <text:s/></text:span></text:span><text:span text:style-name="Strong_20_Emphasis"><text:span text:style-name="T45">]</text:span></text:span></text:p>
      <text:p text:style-name="Text_20_body"><text:span text:style-name="Strong_20_Emphasis"><text:span text:style-name="T58"><text:s/></text:span></text:span><text:span text:style-name="Strong_20_Emphasis"><text:span text:style-name="T57">All the WordPress files will be now placed in the wordpress directory in /var/www/html/wordpres.</text:span></text:span></text:p>
      <text:p text:style-name="Text_20_body"><text:span text:style-name="Strong_20_Emphasis"><text:span text:style-name="T45">[ sudo </text:span></text:span><text:span text:style-name="Strong_20_Emphasis"><text:span text:style-name="T43">chown -R www-data:www-data /var/www/html/wordpres</text:span></text:span><text:span text:style-name="Strong_20_Emphasis"><text:span text:style-name="T45">s ]</text:span></text:span></text:p>
      <text:p text:style-name="Text_20_body"/>
      <text:p text:style-name="Heading">Step 6: Create a database for WordPress</text:p>
      <text:p text:style-name="P31"><text:span text:style-name="T59">[ </text:span>mysql -u root -p <text:span text:style-name="T59">]</text:span></text:p>
      <text:p text:style-name="P37">To create a new database for our WordPress installation, run the following commands:</text:p>
      <text:p text:style-name="Text_20_body"><text:line-break/><text:span text:style-name="T11">CREATE DATABASE </text:span><text:span text:style-name="T34">wordpress_db</text:span><text:span text:style-name="T11">;</text:span></text:p>
      <text:p text:style-name="P43">GRANT ALL PRIVILEGES ON <text:span text:style-name="T60">wordpress_db</text:span>.* TO '<text:span text:style-name="T60">wordpress_user</text:span>'@'localhost' IDENTIFIED BY '<text:span text:style-name="T60">PASSWORD</text:span>';</text:p>
      <text:p text:style-name="P43">FLUSH PRIVILEGES;</text:p>
      <text:p text:style-name="P44"><text:span text:style-name="T17">Make sure you are inside the </text:span><text:span text:style-name="Strong_20_Emphasis"><text:span text:style-name="T18">/var/www/html/ </text:span></text:span><text:span text:style-name="Strong_20_Emphasis"><text:span text:style-name="T17">wordpress </text:span></text:span><text:span text:style-name="T17">directory and run the following command to rename the sample configuration file:</text:span></text:p>
      <text:p text:style-name="P7">mv wp-config-sample.php <text:s/>wp-config.php</text:p>
      <text:p text:style-name="P7"/>
      <text:p text:style-name="P45">nano wp-config.php</text:p>
      <text:p text:style-name="P5"><text:span text:style-name="T51">And update the database settings, replacing </text:span><text:span text:style-name="Strong_20_Emphasis"><text:span text:style-name="Emphasis"><text:span text:style-name="T52">database_name_here</text:span></text:span></text:span><text:span text:style-name="T51">, </text:span><text:span text:style-name="Strong_20_Emphasis"><text:span text:style-name="Emphasis"><text:span text:style-name="T52">username_here</text:span></text:span></text:span><text:span text:style-name="T51"> and </text:span><text:span text:style-name="Strong_20_Emphasis"><text:span text:style-name="Emphasis"><text:span text:style-name="T52">password_here</text:span></text:span></text:span><text:span text:style-name="T51"> with your own details:</text:span></text:p>
      <text:p text:style-name="P7"/>
      <text:p text:style-name="P7"/>
      <text:p text:style-name="P6">// ** MySQL settings - You can get this info from your web host ** //</text:p>
      <text:p text:style-name="P17">/** The name of the database for WordPress */define('DB_NAME', 'wordpress_db');</text:p>
      <text:p text:style-name="P21"/>
      <text:p text:style-name="P17">/** MySQL database username */define('DB_USER', 'wordpress_user');</text:p>
      <text:p text:style-name="P21"/>
      <text:p text:style-name="P17">/** MySQL database password */define('DB_PASSWORD', 'PASSWORD');</text:p>
      <text:p text:style-name="P21"/>
      <text:p text:style-name="P17">/** MySQL hostname */define('DB_HOST', 'localhost');</text:p>
      <text:p text:style-name="P21"/>
      <text:p text:style-name="P17">/** Database Charset to use in creating database tables. */define('DB_CHARSET', 'utf8');</text:p>
      <text:p text:style-name="P21"/>
      <text:p text:style-name="P17">/** The Database Collate type. Don't change this if in doubt. */define('DB_COLLATE', '');</text:p>
      <text:p text:style-name="P17"/>
      <text:p text:style-name="P8">systemctl restart apache2</text:p>
      <text:p text:style-name="P8"/>
      <text:p text:style-name="P18">systemctl restart mysq</text:p>
      <text:p text:style-name="P18"/>
      <text:p text:style-name="P2"><text:soft-page-break/>Step 7: Apache Virtual Host Set Up</text:p>
      <text:p text:style-name="Text_20_body">If you have a valid domain name, and you want to use it to access your WordPress, you will need to create a new Apache virtual host file. Let’s say we want to access our WordPress with the mydomain.com domain name.</text:p>
      <text:p text:style-name="Text_20_body"><text:span text:style-name="T61">- </text:span>First, run the following command to create the virtual host configuration file :</text:p>
      <text:p text:style-name="P43">nano /etc/apache2/sites-available/mydomain.com.conf</text:p>
      <text:p text:style-name="Text_20_body"><text:span text:style-name="T19">And add the following content to the file (you can replace </text:span><text:span text:style-name="Strong_20_Emphasis"><text:span text:style-name="T19">mydomain.com </text:span></text:span><text:span text:style-name="T19">with your actual domain name):</text:span></text:p>
      <text:p text:style-name="P38"/>
      <text:p text:style-name="P46">&lt;VirtualHost *:80&gt;</text:p>
      <text:p text:style-name="P46"/>
      <text:p text:style-name="P46">ServerAdmin admin@mydomain.com</text:p>
      <text:p text:style-name="P46">ServerName mydomain.com</text:p>
      <text:p text:style-name="P46">ServerAlias www.mydomain.com</text:p>
      <text:p text:style-name="P46">DocumentRoot /var/www/html/wordpress</text:p>
      <text:p text:style-name="P46"/>
      <text:p text:style-name="P46">ErrorLog ${APACHE_LOG_DIR}/mydomain.com_error.log</text:p>
      <text:p text:style-name="P46">CustomLog ${APACHE_LOG_DIR}/mydomain.com_access.log combined</text:p>
      <text:p text:style-name="P46"/>
      <text:p text:style-name="P46">&lt;/VirtualHost&gt;</text:p>
      <text:p text:style-name="P36">To enable the virtual host we have just created, run the following command:</text:p>
      <text:p text:style-name="P47">a2ensite mydomain.com.conf</text:p>
      <text:p text:style-name="Text_20_body"><text:span text:style-name="T20">Another alternative way to do this is by creating a symbolic link for your virtual host in </text:span><text:span text:style-name="Strong_20_Emphasis"><text:span text:style-name="T21">/etc/apache2/sites-enabled</text:span></text:span><text:span text:style-name="T21">:</text:span></text:p>
      <text:p text:style-name="P45">ln -s /etc/apache2/sites-available/mydomain.com.conf /etc/apache2/sites-enabled/</text:p>
      <text:p text:style-name="P45">systemctl restart apache2</text:p>
      <text:p text:style-name="Text_20_body"><text:a xlink:type="simple" xlink:href="http://mydomain.com/" text:style-name="Internet_20_link" text:visited-style-name="Visited_20_Internet_20_Link"><text:span text:style-name="Strong_20_Emphasis"><text:span text:style-name="T43">http://mydomain.com</text:span></text:span></text:a></text:p>
      <text:p text:style-name="Text_20_body"><text:span text:style-name="Strong_20_Emphasis"><text:span text:style-name="T43"/></text:span></text:p>
      <text:p text:style-name="Text_20_body"><text:span text:style-name="Strong_20_Emphasis"><text:span text:style-name="T43"/></text:span></text:p>
      <text:p text:style-name="Heading"><text:span text:style-name="Strong_20_Emphasis"><text:span text:style-name="T23"/></text:span></text:p>
      <text:p text:style-name="Text_20_body"><text:span text:style-name="Strong_20_Emphasis"><text:span text:style-name="T23"/></text:span></text:p>
      <text:p text:style-name="P3"><text:soft-page-break/><text:span text:style-name="Strong_20_Emphasis"><text:span text:style-name="T22">Self-Signed SSL Certificate for Apache :</text:span></text:span></text:p>
      <text:p text:style-name="P50"><text:span text:style-name="Strong_20_Emphasis"><text:span text:style-name="T22"/></text:span></text:p>
      <text:p text:style-name="Text_20_body"><text:bookmark text:name="step-1-creating-the-ssl-certificate"/><text:span text:style-name="Strong_20_Emphasis"><text:span text:style-name="T42">Step 1 — Creating the SSL Certificate</text:span></text:span></text:p>
      <text:p text:style-name="Text_20_body"><text:span text:style-name="Strong_20_Emphasis"><text:span text:style-name="T42">You can create a self-signed key and certificate pair with a single OpenSSL command:</text:span></text:span></text:p>
      <text:p text:style-name="Text_20_body"><text:span text:style-name="Strong_20_Emphasis"><text:span text:style-name="T46">[ </text:span></text:span><text:span text:style-name="Strong_20_Emphasis"><text:span text:style-name="T43">sudo openssl req -x509 -nodes -days 365 -newkey rsa:2048 -keyout /etc/ssl/private/apache-selfsigned.key -out /etc/ssl/certs/apache-selfsigned.crt </text:span></text:span><text:span text:style-name="Strong_20_Emphasis"><text:span text:style-name="T46">]</text:span></text:span></text:p>
      <text:p text:style-name="Text_20_body"><text:span text:style-name="Strong_20_Emphasis"><text:span text:style-name="T35"/></text:span></text:p>
      <text:list xml:id="list899482097" text:style-name="L3">
        <text:list-item>
          <text:p text:style-name="P58"><text:span text:style-name="Source_20_Text"><text:span text:style-name="T12">openssl</text:span></text:span><text:span text:style-name="T13">: This is the basic command line tool for creating and managing OpenSSL certificates, keys, and other files.</text:span></text:p>
        </text:list-item>
        <text:list-item>
          <text:p text:style-name="P60"><text:span text:style-name="Source_20_Text"><text:span text:style-name="T12">req</text:span></text:span><text:span text:style-name="T13">: This subcommand specifies to use X.509 certificate signing request (CSR) management. The “X.509” is a public key infrastructure standard that SSL and TLS adhere to for its key and certificate management. To create a new X.509 cert, use this subcommand.</text:span></text:p>
        </text:list-item>
        <text:list-item>
          <text:p text:style-name="P60"><text:span text:style-name="Source_20_Text"><text:span text:style-name="T12">-x509</text:span></text:span><text:span text:style-name="T13">: This further modifies the previous subcommand by telling the utility to make a self-signed certificate instead of generating a certificate signing request, as would normally happen.</text:span></text:p>
        </text:list-item>
        <text:list-item>
          <text:p text:style-name="P60"><text:span text:style-name="Source_20_Text"><text:span text:style-name="T12">-nodes</text:span></text:span><text:span text:style-name="T13">: This tells OpenSSL to skip the option to secure the certificate with a passphrase. Apache needs to be able to read the file, without user intervention, when the server starts up. A passphrase would prevent this from happening because users would have to enter it after every restart.</text:span></text:p>
        </text:list-item>
        <text:list-item>
          <text:p text:style-name="P60"><text:span text:style-name="Source_20_Text"><text:span text:style-name="T12">-days 365</text:span></text:span><text:span text:style-name="T13">: This option sets the length of time that the certificate will be considered valid. In this case, it’s set for one year.</text:span></text:p>
        </text:list-item>
        <text:list-item>
          <text:p text:style-name="P60"><text:span text:style-name="Source_20_Text"><text:span text:style-name="T12">-newkey rsa:2048</text:span></text:span><text:span text:style-name="T13">: This specifies that you want to generate a new certificate and a new key at the same time. The key required to sign the certificate was not created in a previous step, so it needs to be created along with the certificate. The </text:span><text:span text:style-name="Source_20_Text"><text:span text:style-name="T12">rsa:2048</text:span></text:span><text:span text:style-name="T13"> portion tells it to make an RSA key that is 2048 bits long.</text:span></text:p>
        </text:list-item>
        <text:list-item>
          <text:p text:style-name="P60"><text:span text:style-name="Source_20_Text"><text:span text:style-name="T12">-keyout</text:span></text:span><text:span text:style-name="T13">: This line tells OpenSSL where to place the generated private key file that’s being created.</text:span></text:p>
        </text:list-item>
        <text:list-item>
          <text:p text:style-name="P60"><text:span text:style-name="Source_20_Text"><text:span text:style-name="T12">-out</text:span></text:span><text:span text:style-name="T13">: This tells OpenSSL where to place the certificate that’s being created.</text:span></text:p>
        </text:list-item>
      </text:list>
      <text:p text:style-name="P23"/>
      <text:p text:style-name="P22"><text:span text:style-name="Strong_20_Emphasis"><text:span text:style-name="T36">The most important line is the one that requests the </text:span></text:span><text:span text:style-name="Strong_20_Emphasis"><text:span text:style-name="Source_20_Text"><text:span text:style-name="T37">Common Name (e.g. server FQDN or YOUR name)</text:span></text:span></text:span><text:span text:style-name="Strong_20_Emphasis"><text:span text:style-name="T36">. You need to enter the domain name associated with your server or, more likely, your server’s public IP address</text:span></text:span><text:span text:style-name="Strong_20_Emphasis"><text:span text:style-name="T13">.</text:span></text:span></text:p>
      <text:p text:style-name="P22"><text:span text:style-name="Strong_20_Emphasis"><text:span text:style-name="T13"/></text:span></text:p>
      <text:p text:style-name="Text_20_body"><text:bookmark text:name="step-2-configuring-apache-to-use-ssl"/>Step 2 — Configuring Apache to Use SSL</text:p>
      <text:p text:style-name="P31"><text:span text:style-name="T64">[ </text:span>sudo nano /etc/apache2/conf-available/ssl-params.conf <text:span text:style-name="T64">]</text:span></text:p>
      <text:p text:style-name="P14"><text:span text:style-name="T24">Now paste the configuration into the </text:span><text:span text:style-name="Source_20_Text"><text:span text:style-name="T27">ssl-params.conf </text:span></text:span><text:span text:style-name="T24">file:</text:span></text:p>
      <text:p text:style-name="Text_20_body"/>
      <text:p text:style-name="P49"><text:soft-page-break/><text:span text:style-name="T24"><text:s text:c="2"/></text:span><text:span text:style-name="T31"><text:s text:c="2"/></text:span><text:span text:style-name="T32"><text:s/>/etc/apache2/conf-available/ssl-params.conf</text:span></text:p>
      <text:p text:style-name="P16"/>
      <text:p text:style-name="P19"><text:span text:style-name="Source_20_Text"><text:span text:style-name="T38">SSLCipherSuite EECDH+AESGCM:EDH+AESGCM</text:span></text:span></text:p>
      <text:p text:style-name="P19"><text:span text:style-name="Source_20_Text"><text:span text:style-name="T38"># Requires Apache 2.4.36 &amp; OpenSSL 1.1.1</text:span></text:span></text:p>
      <text:p text:style-name="P19"><text:span text:style-name="Source_20_Text"><text:span text:style-name="T38">SSLProtocol -all +TLSv1.3 +TLSv1.2</text:span></text:span></text:p>
      <text:p text:style-name="P19"><text:span text:style-name="Source_20_Text"><text:span text:style-name="T38">SSLOpenSSLConfCmd Curves X25519:secp521r1:secp384r1:prime256v1</text:span></text:span></text:p>
      <text:p text:style-name="P19"><text:span text:style-name="Source_20_Text"><text:span text:style-name="T38"># Older versions</text:span></text:span></text:p>
      <text:p text:style-name="P19"><text:span text:style-name="Source_20_Text"><text:span text:style-name="T38"># SSLProtocol All -SSLv2 -SSLv3 -TLSv1 -TLSv1.1</text:span></text:span></text:p>
      <text:p text:style-name="P19"><text:span text:style-name="Source_20_Text"><text:span text:style-name="T38">SSLHonorCipherOrder On</text:span></text:span></text:p>
      <text:p text:style-name="P19"><text:span text:style-name="Source_20_Text"><text:span text:style-name="T38"># Disable preloading HSTS for now. <text:s/>You can use the commented out header line that includes </text:span></text:span></text:p>
      <text:p text:style-name="P19"><text:span text:style-name="Source_20_Text"><text:span text:style-name="T38"># the "preload" directive if you understand the implications.</text:span></text:span></text:p>
      <text:p text:style-name="P19"><text:span text:style-name="Source_20_Text"><text:span text:style-name="T38"># Header always set Strict-Transport-Security "max-age=63072000; includeSubDomains; preload"</text:span></text:span></text:p>
      <text:p text:style-name="P19"><text:span text:style-name="Source_20_Text"><text:span text:style-name="T38">Header always set X-Frame-Options DENY</text:span></text:span></text:p>
      <text:p text:style-name="P19"><text:span text:style-name="Source_20_Text"><text:span text:style-name="T38">Header always set X-Content-Type-Options nosniff</text:span></text:span></text:p>
      <text:p text:style-name="P19"><text:span text:style-name="Source_20_Text"><text:span text:style-name="T38"># Requires Apache &gt;= 2.4</text:span></text:span></text:p>
      <text:p text:style-name="P19"><text:span text:style-name="Source_20_Text"><text:span text:style-name="T38">SSLCompression off</text:span></text:span></text:p>
      <text:p text:style-name="P19"><text:span text:style-name="Source_20_Text"><text:span text:style-name="T38">SSLUseStapling on</text:span></text:span></text:p>
      <text:p text:style-name="P19"><text:span text:style-name="Source_20_Text"><text:span text:style-name="T38">SSLStaplingCache "shmcb:logs/stapling-cache(150000)"</text:span></text:span></text:p>
      <text:p text:style-name="P19"><text:span text:style-name="Source_20_Text"><text:span text:style-name="T38"># Requires Apache &gt;= 2.4.11</text:span></text:span></text:p>
      <text:p text:style-name="P19"><text:span text:style-name="Source_20_Text"><text:span text:style-name="T38">SSLSessionTickets Off</text:span></text:span></text:p>
      <text:p text:style-name="P19"><text:span text:style-name="Source_20_Text"><text:span text:style-name="T38"/></text:span></text:p>
      <text:p text:style-name="P15"/>
      <text:p text:style-name="P50"><text:span text:style-name="T25">Save and close the file when you are finished. If you’re using </text:span><text:span text:style-name="Source_20_Text"><text:span text:style-name="T28">nano</text:span></text:span><text:span text:style-name="T25">, you can do this by pressing </text:span><text:span text:style-name="Source_20_Text"><text:span text:style-name="T28">CTRL + X</text:span></text:span><text:span text:style-name="T25">, then </text:span><text:span text:style-name="Source_20_Text"><text:span text:style-name="T28">Y </text:span></text:span><text:span text:style-name="T25">and </text:span><text:span text:style-name="Source_20_Text"><text:span text:style-name="T28">ENTER</text:span></text:span><text:span text:style-name="T25">.</text:span></text:p>
      <text:p text:style-name="Text_20_body"><text:bookmark text:name="modifying-the-default-apache-ssl-virtual-host-file"/>Modifying the Default Apache SSL Virtual Host File :</text:p>
      <text:p text:style-name="P27">Before you begin, back up the original SSL Virtual Host file:</text:p>
      <text:p text:style-name="P31"><text:span text:style-name="T65">[ </text:span>sudo cp /etc/apache2/sites-available/default-ssl.conf /etc/apache2/sites-available/default-ssl.conf.bak <text:span text:style-name="T65">]</text:span></text:p>
      <text:p text:style-name="P27">Now, open the SSL Virtual Host file to make adjustments:</text:p>
      <text:p text:style-name="P28"><text:span text:style-name="T66">[ </text:span>sudo nano /etc/apache2/sites-available/default-ssl.conf <text:span text:style-name="T63">]</text:span></text:p>
      <text:p text:style-name="P27">Inside, with most of the comments removed, the Virtual Host file will contain the following content by default:</text:p>
      <text:p text:style-name="P41"><text:span text:style-name="T66">[ </text:span>/etc/apache2/sites-available/default-ssl.conf<text:span text:style-name="T63"> ]</text:span></text:p>
      <text:p text:style-name="P9"><text:span text:style-name="Source_20_Text"><text:span text:style-name="T39">&lt;IfModule mod_ssl.c&gt;</text:span></text:span></text:p>
      <text:p text:style-name="P19"><text:span text:style-name="Source_20_Text"><text:span text:style-name="T41"><text:s text:c="8"/></text:span></text:span><text:span text:style-name="Source_20_Text"><text:span text:style-name="T38">&lt;VirtualHost _default_:443&gt;</text:span></text:span></text:p>
      <text:p text:style-name="P19"><text:span text:style-name="Source_20_Text"><text:span text:style-name="T41"><text:s text:c="16"/></text:span></text:span><text:span text:style-name="Source_20_Text"><text:span text:style-name="T38">ServerAdmin webmaster@localhost</text:span></text:span></text:p>
      <text:p text:style-name="P19"/>
      <text:p text:style-name="P19"><text:span text:style-name="Source_20_Text"><text:span text:style-name="T41"><text:s text:c="16"/></text:span></text:span><text:span text:style-name="Source_20_Text"><text:span text:style-name="T38">DocumentRoot /var/www/html</text:span></text:span></text:p>
      <text:p text:style-name="P19"/>
      <text:p text:style-name="P19"><text:span text:style-name="Source_20_Text"><text:span text:style-name="T41"><text:s text:c="16"/></text:span></text:span><text:span text:style-name="Source_20_Text"><text:span text:style-name="T38">ErrorLog ${APACHE_LOG_DIR}/error.log</text:span></text:span></text:p>
      <text:p text:style-name="P19"><text:span text:style-name="Source_20_Text"><text:span text:style-name="T41"><text:s text:c="16"/></text:span></text:span><text:span text:style-name="Source_20_Text"><text:span text:style-name="T38">CustomLog ${APACHE_LOG_DIR}/access.log combined</text:span></text:span></text:p>
      <text:p text:style-name="P19"/>
      <text:p text:style-name="P19"><text:span text:style-name="Source_20_Text"><text:span text:style-name="T41"><text:s text:c="16"/></text:span></text:span><text:span text:style-name="Source_20_Text"><text:span text:style-name="T38">SSLEngine on</text:span></text:span></text:p>
      <text:p text:style-name="P19"/>
      <text:p text:style-name="P19"><text:span text:style-name="Source_20_Text"><text:span text:style-name="T41"><text:s text:c="16"/></text:span></text:span><text:span text:style-name="Source_20_Text"><text:span text:style-name="T38">SSLCertificateFile <text:s text:c="5"/>/etc/ssl/certs/ssl-cert-snakeoil.pem</text:span></text:span></text:p>
      <text:p text:style-name="P19"><text:span text:style-name="Source_20_Text"><text:span text:style-name="T41"><text:s text:c="16"/></text:span></text:span><text:span text:style-name="Source_20_Text"><text:span text:style-name="T38">SSLCertificateKeyFile /etc/ssl/private/ssl-cert-snakeoil.key</text:span></text:span></text:p>
      <text:p text:style-name="P19"/>
      <text:p text:style-name="P19"><text:soft-page-break/><text:span text:style-name="Source_20_Text"><text:span text:style-name="T41"><text:s text:c="16"/></text:span></text:span><text:span text:style-name="Source_20_Text"><text:span text:style-name="T38">&lt;FilesMatch "\.(cgi|shtml|phtml|php)$"&gt;</text:span></text:span></text:p>
      <text:p text:style-name="P19"><text:span text:style-name="Source_20_Text"><text:span text:style-name="T41"><text:s text:c="32"/></text:span></text:span><text:span text:style-name="Source_20_Text"><text:span text:style-name="T38">SSLOptions +StdEnvVars</text:span></text:span></text:p>
      <text:p text:style-name="P19"><text:span text:style-name="Source_20_Text"><text:span text:style-name="T41"><text:s text:c="16"/></text:span></text:span><text:span text:style-name="Source_20_Text"><text:span text:style-name="T38">&lt;/FilesMatch&gt;</text:span></text:span></text:p>
      <text:p text:style-name="P19"><text:span text:style-name="Source_20_Text"><text:span text:style-name="T41"><text:s text:c="16"/></text:span></text:span><text:span text:style-name="Source_20_Text"><text:span text:style-name="T38">&lt;Directory /usr/lib/cgi-bin&gt;</text:span></text:span></text:p>
      <text:p text:style-name="P19"><text:span text:style-name="Source_20_Text"><text:span text:style-name="T41"><text:s text:c="32"/></text:span></text:span><text:span text:style-name="Source_20_Text"><text:span text:style-name="T38">SSLOptions +StdEnvVars</text:span></text:span></text:p>
      <text:p text:style-name="P19"><text:span text:style-name="Source_20_Text"><text:span text:style-name="T41"><text:s text:c="16"/></text:span></text:span><text:span text:style-name="Source_20_Text"><text:span text:style-name="T38">&lt;/Directory&gt;</text:span></text:span></text:p>
      <text:p text:style-name="P19"/>
      <text:p text:style-name="P19"><text:span text:style-name="Source_20_Text"><text:span text:style-name="T41"><text:s text:c="8"/></text:span></text:span><text:span text:style-name="Source_20_Text"><text:span text:style-name="T38">&lt;/VirtualHost&gt;</text:span></text:span></text:p>
      <text:p text:style-name="P19"><text:span text:style-name="Source_20_Text"><text:span text:style-name="T38">&lt;/IfModule&gt;</text:span></text:span></text:p>
      <text:p text:style-name="P42"/>
      <text:p text:style-name="Text_20_body"><text:span text:style-name="T24">(such as </text:span><text:span text:style-name="Source_20_Text"><text:span text:style-name="T27">ServerAdmin </text:span></text:span><text:span text:style-name="T24">email address, </text:span><text:span text:style-name="Source_20_Text"><text:span text:style-name="T27">ServerName</text:span></text:span><text:span text:style-name="T24">, etc., and adjust the </text:span><text:span text:style-name="Source_20_Text"><text:span text:style-name="T27">SSL </text:span></text:span><text:span text:style-name="T24">directives to point to your certificate and key files).</text:span></text:p>
      <text:p text:style-name="Text_20_body">After making these changes, your server block should result in the following:</text:p>
      <text:p text:style-name="P31"><text:span text:style-name="T26">[ </text:span>/etc/apache2/sites-available/default-ssl.conf<text:span text:style-name="T24"> </text:span><text:span text:style-name="T26">]</text:span></text:p>
      <text:p text:style-name="P10"><text:span text:style-name="Source_20_Text"><text:span text:style-name="T38">&lt;IfModule mod_ssl.c&gt;</text:span></text:span></text:p>
      <text:p text:style-name="P19"><text:span text:style-name="Source_20_Text"><text:span text:style-name="T41"><text:s text:c="8"/></text:span></text:span><text:span text:style-name="Source_20_Text"><text:span text:style-name="T38">&lt;VirtualHost _default_:443&gt;</text:span></text:span></text:p>
      <text:p text:style-name="P19"><text:span text:style-name="Source_20_Text"><text:span text:style-name="T41"><text:s text:c="16"/></text:span></text:span><text:span text:style-name="Source_20_Text"><text:span text:style-name="T38">ServerAdmin your_email@example.com</text:span></text:span></text:p>
      <text:p text:style-name="P19"><text:span text:style-name="Source_20_Text"><text:span text:style-name="T41"><text:s text:c="16"/></text:span></text:span><text:span text:style-name="Source_20_Text"><text:span text:style-name="T38">ServerName server_domain_or_IP</text:span></text:span></text:p>
      <text:p text:style-name="P19"/>
      <text:p text:style-name="P19"><text:span text:style-name="Source_20_Text"><text:span text:style-name="T41"><text:s text:c="16"/></text:span></text:span><text:span text:style-name="Source_20_Text"><text:span text:style-name="T38">DocumentRoot /var/www/html</text:span></text:span></text:p>
      <text:p text:style-name="P19"/>
      <text:p text:style-name="P19"><text:span text:style-name="Source_20_Text"><text:span text:style-name="T41"><text:s text:c="16"/></text:span></text:span><text:span text:style-name="Source_20_Text"><text:span text:style-name="T38">ErrorLog ${APACHE_LOG_DIR}/error.log</text:span></text:span></text:p>
      <text:p text:style-name="P19"><text:span text:style-name="Source_20_Text"><text:span text:style-name="T41"><text:s text:c="16"/></text:span></text:span><text:span text:style-name="Source_20_Text"><text:span text:style-name="T38">CustomLog ${APACHE_LOG_DIR}/access.log combined</text:span></text:span></text:p>
      <text:p text:style-name="P19"/>
      <text:p text:style-name="P19"><text:span text:style-name="Source_20_Text"><text:span text:style-name="T41"><text:s text:c="16"/></text:span></text:span><text:span text:style-name="Source_20_Text"><text:span text:style-name="T38">SSLEngine on</text:span></text:span></text:p>
      <text:p text:style-name="P19"/>
      <text:p text:style-name="P19"><text:span text:style-name="Source_20_Text"><text:span text:style-name="T41"><text:s text:c="16"/></text:span></text:span><text:span text:style-name="Source_20_Text"><text:span text:style-name="T38">SSLCertificateFile <text:s text:c="5"/>/etc/ssl/certs/apache-selfsigned.crt</text:span></text:span></text:p>
      <text:p text:style-name="P19"><text:span text:style-name="Source_20_Text"><text:span text:style-name="T41"><text:s text:c="16"/></text:span></text:span><text:span text:style-name="Source_20_Text"><text:span text:style-name="T38">SSLCertificateKeyFile /etc/ssl/private/apache-selfsigned.key</text:span></text:span></text:p>
      <text:p text:style-name="P19"/>
      <text:p text:style-name="P19"><text:span text:style-name="Source_20_Text"><text:span text:style-name="T41"><text:s text:c="16"/></text:span></text:span><text:span text:style-name="Source_20_Text"><text:span text:style-name="T38">&lt;FilesMatch "\.(cgi|shtml|phtml|php)$"&gt;</text:span></text:span></text:p>
      <text:p text:style-name="P19"><text:span text:style-name="Source_20_Text"><text:span text:style-name="T41"><text:s text:c="32"/></text:span></text:span><text:span text:style-name="Source_20_Text"><text:span text:style-name="T38">SSLOptions +StdEnvVars</text:span></text:span></text:p>
      <text:p text:style-name="P19"><text:span text:style-name="Source_20_Text"><text:span text:style-name="T41"><text:s text:c="16"/></text:span></text:span><text:span text:style-name="Source_20_Text"><text:span text:style-name="T38">&lt;/FilesMatch&gt;</text:span></text:span></text:p>
      <text:p text:style-name="P19"><text:span text:style-name="Source_20_Text"><text:span text:style-name="T41"><text:s text:c="16"/></text:span></text:span><text:span text:style-name="Source_20_Text"><text:span text:style-name="T38">&lt;Directory /usr/lib/cgi-bin&gt;</text:span></text:span></text:p>
      <text:p text:style-name="P19"><text:span text:style-name="Source_20_Text"><text:span text:style-name="T41"><text:s text:c="32"/></text:span></text:span><text:span text:style-name="Source_20_Text"><text:span text:style-name="T38">SSLOptions +StdEnvVars</text:span></text:span></text:p>
      <text:p text:style-name="P19"><text:span text:style-name="Source_20_Text"><text:span text:style-name="T41"><text:s text:c="16"/></text:span></text:span><text:span text:style-name="Source_20_Text"><text:span text:style-name="T38">&lt;/Directory&gt;</text:span></text:span></text:p>
      <text:p text:style-name="P19"/>
      <text:p text:style-name="P19"><text:span text:style-name="Source_20_Text"><text:span text:style-name="T41"><text:s text:c="8"/></text:span></text:span><text:span text:style-name="Source_20_Text"><text:span text:style-name="T38">&lt;/VirtualHost&gt;</text:span></text:span></text:p>
      <text:p text:style-name="P19"><text:span text:style-name="Source_20_Text"><text:span text:style-name="T38">&lt;/IfModule&gt;</text:span></text:span></text:p>
      <text:p text:style-name="P51"/>
      <text:p text:style-name="P27">Save and close the file when you are finished.</text:p>
      <text:p text:style-name="P39">To adjust the unencrypted Virtual Host file to redirect all traffic to be SSL encrypted, open the</text:p>
      <text:p text:style-name="P53"><text:span text:style-name="Source_20_Text"><text:span text:style-name="T30"/></text:span></text:p>
      <text:p text:style-name="P53"><text:span text:style-name="Source_20_Text"><text:span text:style-name="T30">[ </text:span></text:span><text:span text:style-name="Source_20_Text"><text:span text:style-name="T29">/etc/apache2/sites-available/000-default.conf </text:span></text:span><text:span text:style-name="Source_20_Text"><text:span text:style-name="T30">]</text:span></text:span><text:span text:style-name="Source_20_Text"><text:span text:style-name="T27"> <text:s text:c="2"/></text:span></text:span><text:span text:style-name="T24">file:</text:span></text:p>
      <text:p text:style-name="P31"><text:span text:style-name="T67">[ </text:span>sudo nano /etc/apache2/sites-available/000-default.conf <text:span text:style-name="T67">]</text:span></text:p>
      <text:p text:style-name="P52"/>
      <text:p text:style-name="P52"/>
      <text:p text:style-name="P52"/>
      <text:p text:style-name="P52"><text:soft-page-break/></text:p>
      <text:p text:style-name="P11"><text:span text:style-name="Source_20_Text"><text:span text:style-name="T38"/></text:span></text:p>
      <text:p text:style-name="P20"><text:span text:style-name="Source_20_Text"><text:span text:style-name="T38"/></text:span></text:p>
      <text:p text:style-name="P20"><text:span text:style-name="Source_20_Text"><text:span text:style-name="T40">&lt;VirtualHost *:80&gt;</text:span></text:span></text:p>
      <text:p text:style-name="P19"><text:span text:style-name="Source_20_Text"><text:span text:style-name="T41"><text:s text:c="8"/></text:span></text:span><text:span text:style-name="Source_20_Text"><text:span text:style-name="T38">. . .</text:span></text:span></text:p>
      <text:p text:style-name="P19"/>
      <text:p text:style-name="P19"><text:span text:style-name="Source_20_Text"><text:span text:style-name="T41"><text:s text:c="8"/></text:span></text:span><text:span text:style-name="Source_20_Text"><text:span text:style-name="T38">Redirect "/" "https://your_domain_or_IP/"</text:span></text:span></text:p>
      <text:p text:style-name="P19"/>
      <text:p text:style-name="P19"><text:span text:style-name="Source_20_Text"><text:span text:style-name="T41"><text:s text:c="8"/></text:span></text:span><text:span text:style-name="Source_20_Text"><text:span text:style-name="T38">. . .</text:span></text:span></text:p>
      <text:p text:style-name="P19"><text:span text:style-name="Source_20_Text"><text:span text:style-name="T38">&lt;/VirtualHost&gt;</text:span></text:span></text:p>
      <text:p text:style-name="P52"/>
      <text:p text:style-name="P27">Save and close the file when you are finished.</text:p>
      <text:p text:style-name="P4"><text:bookmark text:name="step-3-adjusting-the-firewall"/>Step 3 — Adjusting the Firewall</text:p>
      <text:p text:style-name="P54"><text:span text:style-name="T24">View the list of available profiles by running the following:</text:span><text:line-break/><text:span text:style-name="T8">[ </text:span><text:span text:style-name="T4">sudo ufw app list </text:span><text:span text:style-name="T8">]</text:span></text:p>
      <text:p text:style-name="P33">[ sudo ufw status ]</text:p>
      <text:p text:style-name="P54"><text:span text:style-name="T9">[ </text:span><text:span text:style-name="T8">sudo ufw allow 'Apache Full' </text:span><text:span text:style-name="T9">]</text:span></text:p>
      <text:p text:style-name="P54"><text:span text:style-name="T9">[ </text:span><text:span text:style-name="T8">sudo ufw delete allow 'Apache' </text:span><text:span text:style-name="T9">]</text:span></text:p>
      <text:p text:style-name="P30"><text:bookmark text:name="step-4-enabling-the-changes-in-apache"/>Step 4 — Enabling the Changes in Apache</text:p>
      <text:p text:style-name="Text_20_body"><text:span text:style-name="T24">Enable </text:span><text:span text:style-name="Source_20_Text"><text:span text:style-name="T27">mod_ssl</text:span></text:span><text:span text:style-name="T24">, the Apache SSL module, and </text:span><text:span text:style-name="Source_20_Text"><text:span text:style-name="T27">mod_headers</text:span></text:span><text:span text:style-name="T24">, which is needed by some of the settings in the SSL snippet, with the </text:span><text:span text:style-name="Source_20_Text"><text:span text:style-name="T27">a2enmod </text:span></text:span><text:span text:style-name="T24">command:</text:span><text:span text:style-name="T62"><text:line-break/></text:span></text:p>
      <text:p text:style-name="P48">sudo a2enmod ssl</text:p>
      <text:p text:style-name="P48">sudo a2enmod headers</text:p>
      <text:p text:style-name="Text_20_body"><text:span text:style-name="T33">Next, enable your SSL Virtual Host with the </text:span><text:span text:style-name="Source_20_Text"><text:span text:style-name="T28">a2ensite</text:span></text:span><text:span text:style-name="T16"> </text:span><text:span text:style-name="T33">command:</text:span></text:p>
      <text:p text:style-name="P40">[ sudo a2ensite default-ssl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Epilogue" svg:font-family="Epilogue, sans-serif"/>
    <style:font-face style:name="Inter" svg:font-family="Inter"/>
    <style:font-face style:name="Inter1" svg:font-family="Inter, sans-serif"/>
    <style:font-face style:name="JetBrains Mono" svg:font-family="'JetBrains Mono',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4T12:19:32.446779426</meta:creation-date>
    <dc:date>2022-07-06T14:46:34.410193194</dc:date>
    <meta:editing-duration>PT9H15M18S</meta:editing-duration>
    <meta:editing-cycles>27</meta:editing-cycles>
    <meta:generator>LibreOffice/6.4.7.2$Linux_X86_64 LibreOffice_project/40$Build-2</meta:generator>
    <meta:document-statistic meta:table-count="0" meta:image-count="0" meta:object-count="0" meta:page-count="8" meta:paragraph-count="192" meta:word-count="1503" meta:character-count="11136" meta:non-whitespace-character-count="9269"/>
  </office:meta>
</office:document-meta>
</file>